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eaa" officeooo:paragraph-rsid="00180eaa"/>
    </style:style>
    <style:style style:name="P2" style:family="paragraph" style:parent-style-name="Standard">
      <style:text-properties officeooo:rsid="00187352" officeooo:paragraph-rsid="00187352"/>
    </style:style>
    <style:style style:name="T1" style:family="text">
      <style:text-properties officeooo:rsid="002104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5</text:p>
      <text:p text:style-name="P1"/>
      <text:p text:style-name="P1"/>
      <text:p text:style-name="P1"/>
      <text:p text:style-name="P1">1. Write a shell script to display your LOGIN NAME and HOME directory.</text:p>
      <text:p text:style-name="P1">------------------------------------------------------------</text:p>
      <text:p text:style-name="P1">echo "username":</text:p>
      <text:p text:style-name="P1">whoami</text:p>
      <text:p text:style-name="P1">echo "Home:"</text:p>
      <text:p text:style-name="P1"/>
      <text:p text:style-name="P1"><text:s/>ls ~</text:p>
      <text:p text:style-name="P1">-------------------------------------------------------------------------------------------</text:p>
      <text:p text:style-name="P1">sunbeam@sunbeam:~/one$ bash script1.txt</text:p>
      <text:p text:style-name="P1">username:</text:p>
      <text:p text:style-name="P1">sunbeam</text:p>
      <text:p text:style-name="P1">Home:</text:p>
      <text:p text:style-name="P1">1.txt<text:tab/> <text:s text:c="4"/>docs<text:tab/>Music<text:tab/> <text:s/>ProjectDiscusssionRequirementGathering.pdf <text:s/>SWapnil<text:tab/> Videos</text:p>
      <text:p text:style-name="P1">CAssignment <text:s/>Documents<text:tab/>one<text:tab/> <text:s/>Public<text:tab/><text:tab/><text:tab/><text:tab/> <text:s text:c="5"/>Templates <text:s/>wpt</text:p>
      <text:p text:style-name="P1">Desktop <text:s text:c="5"/>Downloads<text:tab/>Pictures <text:s/>snap<text:tab/><text:tab/><text:tab/><text:tab/><text:tab/> <text:s text:c="5"/>token<text:tab/> wpt.zip</text:p>
      <text:p text:style-name="P1">sunbeam@sunbeam:~/one$ </text:p>
      <text:p text:style-name="P1">----------------------------------------------------------------------------------</text:p>
      <text:p text:style-name="P1">2. Write a shell script to display menu like “1. Date, 2. Cal, 3. Ls, 4. Pwd, 5. Exit” and</text:p>
      <text:p text:style-name="P1">execute the commands depending on user choice.</text:p>
      <text:p text:style-name="P1"/>
      <text:p text:style-name="P1">sunbeam@sunbeam:~/one$ bash q2.txt</text:p>
      <text:p text:style-name="P1">1.Date</text:p>
      <text:p text:style-name="P1">2.Cal</text:p>
      <text:p text:style-name="P1">3.Ls</text:p>
      <text:p text:style-name="P1">4.Pwd</text:p>
      <text:p text:style-name="P1">5.Exit</text:p>
      <text:p text:style-name="P1">5</text:p>
      <text:p text:style-name="P1">sunbeam@sunbeam:~/one$ bash q2.txt</text:p>
      <text:p text:style-name="P1">1.Date</text:p>
      <text:p text:style-name="P1">2.Cal</text:p>
      <text:p text:style-name="P1">3.Ls</text:p>
      <text:p text:style-name="P1">4.Pwd</text:p>
      <text:p text:style-name="P1">5.Exit</text:p>
      <text:p text:style-name="P1">4</text:p>
      <text:p text:style-name="P1">pwd: <text:s/>/home/sunbeam/one</text:p>
      <text:p text:style-name="P1">sunbeam@sunbeam:~/one$ bash q2.txt</text:p>
      <text:p text:style-name="P1">1.Date</text:p>
      <text:p text:style-name="P1">2.Cal</text:p>
      <text:p text:style-name="P1">3.Ls</text:p>
      <text:p text:style-name="P1">4.Pwd</text:p>
      <text:p text:style-name="P1">5.Exit</text:p>
      <text:p text:style-name="P1">3</text:p>
      <text:p text:style-name="P1">ls 111.txt 11.txt 1.txt data.txt mydata.txt q2.txt script1.txt two</text:p>
      <text:p text:style-name="P1">sunbeam@sunbeam:~/one$ bash q2.txt</text:p>
      <text:p text:style-name="P1">1.Date</text:p>
      <text:p text:style-name="P1">2.Cal</text:p>
      <text:p text:style-name="P1">3.Ls</text:p>
      <text:p text:style-name="P1">4.Pwd</text:p>
      <text:p text:style-name="P1"><text:soft-page-break/>5.Exit</text:p>
      <text:p text:style-name="P1">2</text:p>
      <text:p text:style-name="P1">Cal May 2024 Su Mo Tu We Th Fr Sa 1 2 3 4 5 6 7 8 9 10 11 12 13 14 15 16 17 18 19 20 21 22 23 24 25 26 27 28 29 30 31</text:p>
      <text:p text:style-name="P1">sunbeam@sunbeam:~/one$ bash q2.txt</text:p>
      <text:p text:style-name="P1">1.Date</text:p>
      <text:p text:style-name="P1">2.Cal</text:p>
      <text:p text:style-name="P1">3.Ls</text:p>
      <text:p text:style-name="P1">4.Pwd</text:p>
      <text:p text:style-name="P1">5.Exit</text:p>
      <text:p text:style-name="P1">1</text:p>
      <text:p text:style-name="P1">Date: Wednesday 22 May 2024 07:40:55 PM IST</text:p>
      <text:p text:style-name="P1">sunbeam@sunbeam~/one$ </text:p>
      <text:p text:style-name="P1">-------------------------------------------------------------------------------------------------------------------</text:p>
      <text:p text:style-name="P1"/>
      <text:p text:style-name="P2"/>
      <text:p text:style-name="P1">3. Write a shell script to accept the name from the user and check whether user entered</text:p>
      <text:p text:style-name="P1">name is file or directory. If name is file display its size and if it is directory display its</text:p>
      <text:p text:style-name="P1">contents.</text:p>
      <text:p text:style-name="P1"/>
      <text:p text:style-name="P1">#!/bin/bash</text:p>
      <text:p text:style-name="P1"/>
      <text:p text:style-name="P1">echo "No: "</text:p>
      <text:p text:style-name="P1">read No</text:p>
      <text:p text:style-name="P1">a=`echo "$No % 2"|bc`</text:p>
      <text:p text:style-name="P1">if [ $a -eq 0 ]</text:p>
      <text:p text:style-name="P1">then</text:p>
      <text:p text:style-name="P1">echo $No " is even"</text:p>
      <text:p text:style-name="P1">else</text:p>
      <text:p text:style-name="P1">echo $No " is Not even"</text:p>
      <text:p text:style-name="P1"/>
      <text:p text:style-name="P1"/>
      <text:p text:style-name="P1">fi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>4. Write a shell script to determine whether a given number is prime or not</text:p>
      <text:p text:style-name="P1">#!/bin/bash</text:p>
      <text:p text:style-name="P1"/>
      <text:p text:style-name="P1">echo -n "Enter number:"</text:p>
      <text:p text:style-name="P1">read num</text:p>
      <text:p text:style-name="P1">s=$num</text:p>
      <text:p text:style-name="P1">i=2</text:p>
      <text:p text:style-name="P1">for((i=2; i&lt;=$num/2 ; i++))</text:p>
      <text:p text:style-name="P1">do</text:p>
      <text:p text:style-name="P1">n=$(( num%i ))</text:p>
      <text:p text:style-name="P1">if [ $n -eq 0 ]</text:p>
      <text:p text:style-name="P1">then</text:p>
      <text:p text:style-name="P1">echo "$num is not prime"</text:p>
      <text:p text:style-name="P1">exit</text:p>
      <text:p text:style-name="P1">fi</text:p>
      <text:p text:style-name="P1">done</text:p>
      <text:p text:style-name="P1"><text:soft-page-break/>echo "number is prime"</text:p>
      <text:p text:style-name="P1">------------------------------------------------------------------------------------------------------------</text:p>
      <text:p text:style-name="P1">5. Write a Program to find the greatest of three numbers</text:p>
      <text:p text:style-name="P1">#!/bin/bash</text:p>
      <text:p text:style-name="P1"/>
      <text:p text:style-name="P1">echo "Enter values for 3 numbers:"</text:p>
      <text:p text:style-name="P1">read a b c</text:p>
      <text:p text:style-name="P1">#echo $a$b$c</text:p>
      <text:p text:style-name="P1"/>
      <text:p text:style-name="P1">if [ $a -gt $b -a $a -gt $c ]</text:p>
      <text:p text:style-name="P1">then</text:p>
      <text:p text:style-name="P1">echo $a "is Greater"</text:p>
      <text:p text:style-name="P1">elif [ $b -gt $c ]</text:p>
      <text:p text:style-name="P1">then<text:tab/></text:p>
      <text:p text:style-name="P1">echo $b" is Greater"</text:p>
      <text:p text:style-name="P1"/>
      <text:p text:style-name="P1">else</text:p>
      <text:p text:style-name="P1">echo $c"is Greater"</text:p>
      <text:p text:style-name="P1"/>
      <text:p text:style-name="P1">fi</text:p>
      <text:p text:style-name="P1">-------------------------------------------------------------------------------------------------------</text:p>
      <text:p text:style-name="P1">6. Write a Program to find whether a given year is a leap year or not</text:p>
      <text:p text:style-name="P1"/>
      <text:p text:style-name="P1">#!/bin/bash</text:p>
      <text:p text:style-name="P1">echo "Enter year:"</text:p>
      <text:p text:style-name="P1">read y</text:p>
      <text:p text:style-name="P1"/>
      <text:p text:style-name="P1">if (( $y%400-eq0 -o ($y%100-ne0 -a $y%4-eq0) ))</text:p>
      <text:p text:style-name="P1">then</text:p>
      <text:p text:style-name="P1">echo "Leap year"</text:p>
      <text:p text:style-name="P1">fi</text:p>
      <text:p text:style-name="P1">-------------------------------------------------------------------------------------------------------</text:p>
      <text:p text:style-name="P1"/>
      <text:p text:style-name="P1">7. Write a Program to find whether a given number is positive or negative</text:p>
      <text:p text:style-name="P1">#!/bin/bash</text:p>
      <text:p text:style-name="P1"/>
      <text:p text:style-name="P1">echo "Enter value for a:"</text:p>
      <text:p text:style-name="P1">read a</text:p>
      <text:p text:style-name="P1"/>
      <text:p text:style-name="P1">if [ $a -ge 0 ]</text:p>
      <text:p text:style-name="P1">then</text:p>
      <text:p text:style-name="P1">echo $a "is positive no"</text:p>
      <text:p text:style-name="P1">else</text:p>
      <text:p text:style-name="P1">echo $a "is negative no"</text:p>
      <text:p text:style-name="P1"/>
      <text:p text:style-name="P1">fi </text:p>
      <text:p text:style-name="P1">--------------------------------------------------------------------------------------------------</text:p>
      <text:p text:style-name="P1">8. Write a program to print the table of a given number.</text:p>
      <text:p text:style-name="P1">#!/bin/bash</text:p>
      <text:p text:style-name="P1"/>
      <text:p text:style-name="P1">echo "Enter Number:"</text:p>
      <text:p text:style-name="P1">read a</text:p>
      <text:p text:style-name="P1"><text:soft-page-break/></text:p>
      <text:p text:style-name="P1">i=1</text:p>
      <text:p text:style-name="P1"/>
      <text:p text:style-name="P1">for i in `seq 10`</text:p>
      <text:p text:style-name="P1">do</text:p>
      <text:p text:style-name="P1"><text:s text:c="2"/>echo $a "*" $i "=" `expr $a \* $i`</text:p>
      <text:p text:style-name="P1">done</text:p>
      <text:p text:style-name="P1">------------------------------------------------------------------------------------------</text:p>
      <text:p text:style-name="P1">9. Write a program to find the factorial of given number.</text:p>
      <text:p text:style-name="P1">#!/bin/bash</text:p>
      <text:p text:style-name="P1"/>
      <text:p text:style-name="P1">echo "Enter Number:"</text:p>
      <text:p text:style-name="P1">read n</text:p>
      <text:p text:style-name="P1">#echo $n</text:p>
      <text:p text:style-name="P1">i=$n</text:p>
      <text:p text:style-name="P1">f=1</text:p>
      <text:p text:style-name="P1"/>
      <text:p text:style-name="P1">while [ $i -ne 0 ]</text:p>
      <text:p text:style-name="P1">do</text:p>
      <text:p text:style-name="P1">#echo "In loop"</text:p>
      <text:p text:style-name="P1"><text:tab/>f=`expr $f \* $i`</text:p>
      <text:p text:style-name="P1">#<text:tab/>echo $f</text:p>
      <text:p text:style-name="P1"><text:tab/>i=`expr $i - 1`</text:p>
      <text:p text:style-name="P1">#<text:tab/>echo $i</text:p>
      <text:p text:style-name="P1">done</text:p>
      <text:p text:style-name="P1"><text:s/>echo "Factorial of " $n "is" $f</text:p>
      <text:p text:style-name="P1">--------------------------------------------------------------------------------------------------</text:p>
      <text:p text:style-name="P1">10. Write a program to find given number of terms in the Fibonacci series.</text:p>
      <text:p text:style-name="P1"/>
      <text:p text:style-name="P1">11. Write a program to calculate gross salary if the DA is 40%, HRA is 20% of basic salary.</text:p>
      <text:p text:style-name="P1"/>
      <text:p text:style-name="P1">Accept basic salary form user and display gross salary (Result can be floating point</text:p>
      <text:p text:style-name="P1">value).</text:p>
      <text:p text:style-name="P1"/>
      <text:p text:style-name="P1">#!/bin/bash</text:p>
      <text:p text:style-name="P1">echo "salary:"</text:p>
      <text:p text:style-name="P1">read sal</text:p>
      <text:p text:style-name="P1">da=0.40</text:p>
      <text:p text:style-name="P1">#echo $da</text:p>
      <text:p text:style-name="P1">#dasal=`expr $sal + $da`</text:p>
      <text:p text:style-name="P1">#((dasal=sal*0.40+sal*0.20+sal))</text:p>
      <text:p text:style-name="P1">echo $dasal</text:p>
      <text:p text:style-name="P1">dasal=`echo $sal*0.40 + $sal*0.20 + $sal|bc`</text:p>
      <text:p text:style-name="P1">echo $dasal</text:p>
      <text:p text:style-name="P1">-----------------------------------------------------------------------------------------</text:p>
      <text:p text:style-name="P1">12. Write a shell script to accept a filename as argument and displays the last modification</text:p>
      <text:p text:style-name="P1">time if the file exists and a suitable message if it doesn’t exist.</text:p>
      <text:p text:style-name="P1">13. Write a shell script to display only hidden file of current directory.</text:p>
      <text:p text:style-name="P1">#!/bin/bash</text:p>
      <text:p text:style-name="P1">#for fil in `ls`</text:p>
      <text:p text:style-name="P1">#do</text:p>
      <text:p text:style-name="P1">#<text:tab/>if [ -f $fil -a -x $fil ]</text:p>
      <text:p text:style-name="P1"><text:soft-page-break/>#<text:tab/>if [ $fil ]</text:p>
      <text:p text:style-name="P1">#<text:tab/>then</text:p>
      <text:p text:style-name="P1"><text:tab/><text:tab/>echo `ls -a`</text:p>
      <text:p text:style-name="P1">#<text:tab/>fi</text:p>
      <text:p text:style-name="P1">#done</text:p>
      <text:p text:style-name="P1">-------------------------------------------------------------------------</text:p>
      <text:p text:style-name="P1">14. Write a shell script to display only executable files of current directory.</text:p>
      <text:p text:style-name="P1">#!/bin/bash</text:p>
      <text:p text:style-name="P1"/>
      <text:p text:style-name="P1">count=0</text:p>
      <text:p text:style-name="P1"/>
      <text:p text:style-name="P1">for entry in `ls`</text:p>
      <text:p text:style-name="P1">do</text:p>
      <text:p text:style-name="P1"><text:tab/>if [ -f $entry -a -x $entry ]</text:p>
      <text:p text:style-name="P1"><text:tab/>then</text:p>
      <text:p text:style-name="P1"><text:tab/><text:tab/><text:span text:style-name="T1">echo -n $entry</text:span></text:p>
      <text:p text:style-name="P1"><text:tab/><text:tab/>count=`expr $count + 1`</text:p>
      <text:p text:style-name="P1"><text:tab/>fi</text:p>
      <text:p text:style-name="P1">done</text:p>
      <text:p text:style-name="P1"/>
      <text:p text:style-name="P1">echo "count of executable file : $count"</text:p>
      <text:p text:style-name="P1"/>
      <text:p text:style-name="P1"/>
      <text:p text:style-name="P1">---------------------------------------------------------------------------</text:p>
      <text:p text:style-name="P1">15. Accept the two file names from user and append the contents in reverse case of first file</text:p>
      <text:p text:style-name="P1">into second file.</text:p>
      <text:p text:style-name="P1"/>
      <text:p text:style-name="P1">echo "Enter file1,file2:"</text:p>
      <text:p text:style-name="P1">read file1 file2</text:p>
      <text:p text:style-name="P1">echo $file1 $file2</text:p>
      <text:p text:style-name="P1"/>
      <text:p text:style-name="P1">cat $file1|rev|cat &gt; $file2 </text:p>
      <text:p text:style-name="P1"/>
      <text:p text:style-name="P1">#echo : $file2</text:p>
      <text:p text:style-name="P1"/>
      <text:p text:style-name="P1">cat $file2</text:p>
      <text:p text:style-name="P1">-----------------------------------------------------------------------------------------------------------------</text:p>
      <text:p text:style-name="P1">16. Write a shell script to display welcome message to the user along with contents of his</text:p>
      <text:p text:style-name="P1">home directory. Ensure that shell script will execute automatically when user login to the</text:p>
      <text:p text:style-name="P1">shell. (Make entry of your shell script into .bashrc file into your home directory).</text:p>
      <text:p text:style-name="P1">17. Print the following pattern.</text:p>
      <text:p text:style-name="P1">*</text:p>
      <text:p text:style-name="P1">* *</text:p>
      <text:p text:style-name="P1">* * *</text:p>
      <text:p text:style-name="P1">* * * *</text:p>
      <text:p text:style-name="P1">* * * * *</text:p>
      <text:p text:style-name="P1"/>
      <text:p text:style-name="P1">#!/bin/bash</text:p>
      <text:p text:style-name="P1">i=1</text:p>
      <text:p text:style-name="P1">j=1</text:p>
      <text:p text:style-name="P1">for i in `seq 5`</text:p>
      <text:p text:style-name="P1">do </text:p>
      <text:p text:style-name="P1"><text:soft-page-break/><text:s/>for j in `seq $i`</text:p>
      <text:p text:style-name="P1">do </text:p>
      <text:p text:style-name="P1"><text:tab/> echo -n "* "</text:p>
      <text:p text:style-name="P1">done</text:p>
      <text:p text:style-name="P1">echo </text:p>
      <text:p text:style-name="P1">done</text:p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8:38:41.973675055</meta:creation-date>
    <dc:date>2024-05-26T22:32:22.655646899</dc:date>
    <meta:editing-duration>PT44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224" meta:word-count="845" meta:character-count="5831" meta:non-whitespace-character-count="5139"/>
  </office:meta>
</office:document-meta>
</file>